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Georgia" fo:font-size="10.5pt" style:font-size-asian="10.5pt" style:font-size-complex="10.5pt"/>
    </style:style>
    <style:style style:name="P2" style:family="paragraph" style:parent-style-name="Standard">
      <style:text-properties fo:color="#000000" fo:font-size="10.5pt" style:font-size-asian="10.5pt" style:font-size-complex="10.5pt"/>
    </style:style>
    <style:style style:name="P3"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4"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P5" style:family="paragraph" style:parent-style-name="Standard">
      <style:paragraph-properties fo:margin-top="0in" fo:margin-bottom="0in" fo:line-height="100%" fo:text-align="start" style:justify-single-word="false"/>
      <style:text-properties fo:color="#000000" style:font-name="Georgia" fo:font-size="10.5pt" style:font-size-asian="10.5pt" style:font-size-complex="10.5pt"/>
    </style:style>
    <style:style style:name="P6"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7"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P8" style:family="paragraph" style:parent-style-name="Standard">
      <style:paragraph-properties fo:margin-top="0in" fo:margin-bottom="0in" fo:line-height="100%" fo:text-align="start" style:justify-single-word="false"/>
      <style:text-properties fo:font-variant="normal" fo:text-transform="none" fo:color="#444444"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P9" style:family="paragraph" style:parent-style-name="Standard">
      <style:paragraph-properties fo:margin-top="0in" fo:margin-bottom="0in" fo:line-height="100%" fo:text-align="start" style:justify-single-word="false"/>
    </style:style>
    <style:style style:name="P10" style:family="paragraph" style:parent-style-name="_5b_Normal_5d_">
      <style:paragraph-properties fo:margin-top="0in" fo:margin-bottom="0in" fo:line-height="100%" fo:text-align="start" style:justify-single-word="false"/>
      <style:text-properties fo:font-variant="normal" fo:text-transform="none" fo:color="#000000" style:font-name="Georgia" fo:font-size="12pt" fo:letter-spacing="normal" fo:language="zxx" fo:country="none" fo:font-style="normal" fo:font-weight="normal" style:font-name-asian="Georgia" style:font-size-asian="12pt" style:language-asian="zxx" style:country-asian="none" style:font-name-complex="Georgia" style:font-size-complex="12pt" style:language-complex="zxx" style:country-complex="none"/>
    </style:style>
    <style:style style:name="P11" style:family="paragraph" style:parent-style-name="BODY">
      <style:paragraph-properties fo:margin-top="0in" fo:margin-bottom="0in" fo:line-height="100%" fo:text-align="start" style:justify-single-word="false"/>
      <style:text-properties fo:font-variant="normal" fo:text-transform="none" fo:color="#000000" style:font-name="Georgia" fo:font-size="12pt" fo:letter-spacing="normal" fo:language="zxx" fo:country="none" fo:font-style="normal" fo:font-weight="normal" style:font-name-asian="Georgia" style:font-size-asian="12pt" style:language-asian="zxx" style:country-asian="none" style:font-name-complex="Georgia" style:font-size-complex="12pt" style:language-complex="zxx" style:country-complex="none"/>
    </style:style>
    <style:style style:name="T1" style:family="text">
      <style:text-properties fo:font-weight="bold" style:font-weight-asian="bold" style:font-weight-complex="bold"/>
    </style:style>
    <style:style style:name="T2" style:family="text">
      <style:text-properties fo:font-variant="normal" fo:text-transform="none" fo:letter-spacing="normal" fo:font-style="normal" fo:font-weight="bold" style:font-weight-asian="bold" style:font-weight-complex="bold"/>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5" style:family="text">
      <style:text-properties fo:font-variant="normal" fo:text-transform="none" fo:color="#000000" style:font-name="Georgia" fo:font-size="10.5pt" fo:letter-spacing="normal" fo:language="zxx" fo:country="none" fo:font-style="normal" fo:font-weight="bold" style:font-name-asian="Georgia" style:font-size-asian="10.5pt" style:language-asian="zxx" style:country-asian="none" style:font-weight-asian="bold" style:font-name-complex="Georgia" style:font-size-complex="10.5pt" style:language-complex="zxx" style:country-complex="none" style:font-weight-complex="bold"/>
    </style:style>
    <style:style style:name="T6" style:family="text">
      <style:text-properties style:font-name="Georgia"/>
    </style:style>
    <style:style style:name="T7" style:family="text">
      <style:text-properties style:font-name="Georgia" fo:font-weight="bold" style:font-weight-asian="bold" style:font-weight-complex="bold"/>
    </style:style>
    <style:style style:name="T8" style:family="text">
      <style:text-properties style:font-name="Georgia" fo:language="zxx" fo:country="none" style:font-name-asian="Georgia" style:language-asian="zxx" style:country-asian="none" style:font-name-complex="Georgia" style:language-complex="zxx" style:country-complex="none"/>
    </style:style>
    <style:style style:name="T9" style:family="text">
      <style:text-properties fo:language="zxx" fo:country="none" style:font-name-asian="Georgia" style:language-asian="zxx" style:country-asian="none" style:font-name-complex="Georgia" style:language-complex="zxx" style:country-complex="none"/>
    </style:style>
    <style:style style:name="T10" style:family="text">
      <style:text-properties fo:language="zxx" fo:country="none" fo:font-weight="bold" style:font-name-asian="Georgia" style:language-asian="zxx" style:country-asian="none" style:font-weight-asian="bold" style:font-name-complex="Georgia" style:language-complex="zxx" style:country-complex="none" style:font-weight-complex="bold"/>
    </style:style>
    <style:style style:name="T11" style:family="text">
      <style:text-properties fo:language="zxx" fo:country="none" fo:background-color="transparent" style:font-name-asian="Georgia" style:language-asian="zxx" style:country-asian="none" style:font-name-complex="Georgia" style:language-complex="zxx" style:country-complex="none"/>
    </style:style>
    <style:style style:name="T12" style:family="text">
      <style:text-properties style:text-underline-style="solid" style:text-underline-width="auto" style:text-underline-color="font-color"/>
    </style:style>
    <style:style style:name="T13" style:family="text">
      <style:text-properties fo:color="#545454" fo:language="zxx" fo:country="none" fo:font-style="italic" fo:background-color="transparent" style:font-name-asian="Georgia" style:language-asian="zxx" style:country-asian="none" style:font-style-asian="italic" style:font-name-complex="Georgia" style:language-complex="zxx" style:country-complex="none" style:font-style-complex="italic"/>
    </style:style>
    <style:style style:name="T14" style:family="text">
      <style:text-properties fo:language="en" fo:country="US" fo:background-color="transparent" style:font-name-asian="Georgia" style:language-asian="zxx" style:country-asian="none" style:font-name-complex="Georgia" style:language-complex="zxx" style:country-complex="none"/>
    </style:style>
    <style:style style:name="T15" style:family="text">
      <style:text-properties fo:color="#bf3030"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16" style:family="text">
      <style:text-properties fo:color="#bf303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7"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8"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9" style:family="text">
      <style:text-properties fo:color="#00000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20" style:family="text">
      <style:text-properties fo:color="#000000" style:font-name="Georgia" fo:font-size="10.5pt" fo:language="none" fo:country="none" style:text-underline-style="solid" style:text-underline-width="auto" style:text-underline-color="font-color"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21" style:family="text">
      <style:text-properties fo:color="#000000" style:font-name="Georgia" fo:language="none" fo:country="none"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he Problem With the Ephesians</text:span> </text:p>
      <text:p text:style-name="P1"><text:span text:style-name="T1">Read:</text:span> Revelation 2:1-7</text:p>
      <text:p text:style-name="P2"><text:span text:style-name="T7">Text:</text:span><text:span text:style-name="T6"> Revelation 2:2 “</text:span><text:span text:style-name="T8">I know thy works...”</text:span></text:p>
      <text:p text:style-name="P5"><text:span text:style-name="T2">Introduction:</text:span><text:span text:style-name="T3"> The church at Ephesus was started by Paul who remain-ed there for three years. <text:s/>He passed it to Timothy (who was the pastor when the letter to the Ephesians was written). <text:s/>In later years it was served by John. <text:s/>It was while he was here that John wrote the books/letters that are named after him. <text:s/>With these three great apostles of the faith as pastors; it would be like a church started by Charles Spurgeon, then led by Dwight Moody who was followed by John Wesley. <text:s/>In the book of Ephesians Paul addresses no looming sins. <text:s/>It is because Ephesus was the leading church among the 7 churches in Revelation that John addresses them first. <text:s/>Many theologians believe that this church was responsible for starting the other six churches mentioned here.</text:span></text:p>
      <text:p text:style-name="P3"/>
      <text:p text:style-name="P3"><text:s text:c="2"/><text:span text:style-name="T1">I know thy works.</text:span> <text:s/>There are a-lot of religions that have a strong work element involved in their quest for heaven. <text:s/>While they are in error; many of us tend to <text:span text:style-name="T12">under-</text:span>emphasize works in the Christian life. <text:s/>Martin Luther was so dismayed about the Catholic emphasis on works that he is reputed to have cast doubt as to whether the book of James even belonged in the cannon of scripture. <text:s/>John is commending the church at Ephesus for their good works.</text:p>
      <text:p text:style-name="P3"/>
      <text:p text:style-name="P3"><text:s text:c="2"/><text:span text:style-name="T1">I know thy labor.</text:span> <text:s/>Any child that has ever done chores will tell you that some jobs are harder than others. <text:s/>Somehow their sibling always gets the easier job. <text:s/>The difference between labor and works is that the labor part involves the amount of effort needed to do the work. <text:s/>It can be summed up like this: Are you a lawn mower or a landscape artist? <text:s/>Are you a brick layer or are you a cathedral builder? <text:s/>John is noting that they not only did good works but that they were willing to go the extra mile and work hard to make it the best job that they could.</text:p>
      <text:p text:style-name="P3"/>
      <text:p text:style-name="P3"><text:s text:c="2"/><text:span text:style-name="T1">I know thy patience.</text:span> <text:s/>Patience is something that most of us want but are afraid to ask for because we all remember someone quoting: “tribula-tion worketh patience!” Hebrews tells us: “...<text:span text:style-name="T11">let us run with patience the race that is set before us.” <text:s/>James says: “ But let patience have </text:span><text:span text:style-name="T13">her</text:span><text:span text:style-name="T11"> perfect work, that ye may be perfect and entire, wanting nothing.” <text:s/>Patience is a virtue who's value is </text:span><text:span text:style-name="T14">incalculable. <text:s/>This church is commended </text:span><text:span text:style-name="T11"><text:s/>for their patience.</text:span></text:p>
      <text:p text:style-name="P3"/>
      <text:p text:style-name="P3"><text:s text:c="2"/><text:span text:style-name="T1">I know that you </text:span><text:span text:style-name="T10">can't bear them which are evil.</text:span><text:span text:style-name="T9"> <text:s/>We live in an era when tolerance of evil is considered a virtue. <text:s/>It is tragic that someone could say of a Christian: "He never tried to preach his beliefs to me." <text:s/>and we would take that as a good thing. <text:s/>Ephesus is praised for their intoler-ance of evil. <text:s/>In the Old Testament we can read about King Asa. <text:s/>He was a king whose mother was queen. <text:s/>When he discovers that she had hidden an idol in a grove he disposes her as queen. <text:s/>He displayed that he was not a mama's boy. <text:s/>He was a God's man. <text:s/></text:span></text:p>
      <text:p text:style-name="P4"><text:s text:c="2"/>We need many Godly pastors and believers today; who will stand up and be God's man or woman! <text:s/>It's commendable to be intolerant of evil!</text:p>
      <text:p text:style-name="P4"/>
      <text:p text:style-name="P4"><text:s text:c="2"/><text:span text:style-name="T1">I know that you have not fainted.</text:span> <text:s/>There are many causes of faint-ing. <text:s/>The Greek here refers to passing out from weariness. <text:s/>Paul is com-mending them for not quitting when others would have fainted from exhaustion. <text:s/>They were impressive in their willingness to work till they were bone weary.</text:p>
      <text:p text:style-name="P8"/>
      <text:p text:style-name="P9"><text:span text:style-name="T4"><text:s text:c="2"/></text:span><text:span text:style-name="T5">I know that you hate deeds of the Nicolaitans.</text:span><text:span text:style-name="T4"> <text:s/>The Nicolaitans were known for living lives of unrestrained indulgence. <text:s/>You could say that they did whatever felt good at the time. <text:s/>Does that sound like America today? <text:s/>God is speaking and He says: "...</text:span><text:span text:style-name="T17">thou hatest the deeds of the Nicolaitans, which I also hate.” <text:s/>It's alright to hate as long as you hate what God hates. <text:s/>He hates the life of unrestrained self indulgence. <text:s/></text:span></text:p>
      <text:p text:style-name="P9"><text:span text:style-name="T17"/></text:p>
      <text:p text:style-name="P9"><text:span text:style-name="T17"><text:s text:c="2"/>So what is </text:span><text:span text:style-name="T19">the problem</text:span><text:span text:style-name="T17">? <text:s/>These Ephesians seem like wonderful <text:s/>Christ-ians. <text:s/>But God has one concern. <text:s/>He says: “...I have </text:span><text:span text:style-name="T18">somewhat</text:span><text:span text:style-name="T17"> against thee, because thou hast left thy first love.” <text:s/>The scripture doesn't say that “you have </text:span><text:span text:style-name="T20">lost</text:span><text:span text:style-name="T17"> your first love.” <text:s/>It specifically says that you have “</text:span><text:span text:style-name="T20">left</text:span><text:span text:style-name="T17">” your first love. <text:s/>We might rephrase this to say: “You don't love me as much as you used to.” <text:s/>It seems that this is by choice. <text:s/>You walked away from the love that you used to have. <text:s/>Then there is the call for change: </text:span></text:p>
      <text:p text:style-name="P9"><text:span text:style-name="T17"/></text:p>
      <text:p text:style-name="P9"><text:span text:style-name="T19">Conclude:</text:span><text:span text:style-name="T17"> what is the change that God requires from those who have left their first love? <text:s/>Those who recognize that they love Him less than they used to? <text:s/>“...Remember therefore from whence thou art fallen, and repent, and do the first works...” <text:s/>The challenge is to start over. <text:s/>Do you remember how you used to love Him? <text:s/>Go back and do it again. <text:s/>Just as you chose to walk away you can turn and walk back.</text:span></text:p>
      <text:p text:style-name="P9"><text:span text:style-name="T17"><text:s text:c="2"/>Let's stand for prayer.</text:span></text:p>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8</meta:editing-cycles>
    <meta:creation-date>2014-03-28T17:34:00</meta:creation-date>
    <dc:date>2021-07-24T21:20:27.32</dc:date>
    <meta:editing-duration>P3DT19H18M27S</meta:editing-duration>
    <meta:generator>OpenOffice/4.1.3$Win32 OpenOffice.org_project/413m1$Build-9783</meta:generator>
    <meta:printed-by>j </meta:printed-by>
    <meta:print-date>2021-07-24T21:19:39.47</meta:print-date>
    <meta:document-statistic meta:table-count="0" meta:image-count="0" meta:object-count="0" meta:page-count="1" meta:paragraph-count="14" meta:word-count="841" meta:character-count="46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